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378cm"/>
    </style:style>
    <style:style style:name="co3" style:family="table-column">
      <style:table-column-properties fo:break-before="auto" style:column-width="3.577cm"/>
    </style:style>
    <style:style style:name="co4" style:family="table-column">
      <style:table-column-properties fo:break-before="auto" style:column-width="5.586cm"/>
    </style:style>
    <style:style style:name="co5" style:family="table-column">
      <style:table-column-properties fo:break-before="auto" style:column-width="1.692cm"/>
    </style:style>
    <style:style style:name="co6" style:family="table-column">
      <style:table-column-properties fo:break-before="auto" style:column-width="2.47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Burbuja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urbuj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Tam. Caso</text:p>
          </table:table-cell>
          <table:table-cell table:style-name="ce1" office:value-type="string" calcext:value-type="string">
            <text:p>Tiempo (us)</text:p>
          </table:table-cell>
          <table:table-cell table:style-name="ce1" office:value-type="string" calcext:value-type="string">
            <text:p>K=Tiempo/f(n)</text:p>
          </table:table-cell>
          <table:table-cell table:style-name="ce1" office:value-type="string" calcext:value-type="string">
            <text:p>Tiempo teórico estimado= K*f(n)</text:p>
          </table:table-cell>
          <table:table-cell/>
          <table:table-cell>
            <draw:frame table:end-cell-address="Burbuja.O20" table:end-x="0.378cm" table:end-y="0.422cm" draw:z-index="0" draw:name="Chart 1" draw:style-name="gr1" draw:text-style-name="P1" svg:width="15.636cm" svg:height="8.968cm" svg:x="0.529cm" svg:y="0cm">
              <draw:object draw:notify-on-update-of-ranges="Burbuja.A2:Burbuja.A11 Burbuja.B2:Burbuja.B11 Burbuja.A2:Burbuja.A11 Burbuja.D2:Burbuja.D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55" calcext:value-type="float">
            <text:p>1555</text:p>
          </table:table-cell>
          <table:table-cell table:style-name="ce2" table:formula="of:=[.B2]/([.A2]*[.A2])" office:value-type="float" office:value="0.001555" calcext:value-type="float">
            <text:p>0,001555</text:p>
          </table:table-cell>
          <table:table-cell table:style-name="ce4" table:formula="of:=[.A2]*[.A2] * [.C$13]" office:value-type="float" office:value="492.431169942051" calcext:value-type="float">
            <text:p>492,431169942051</text:p>
          </table:table-cell>
          <table:table-cell table:number-columns-repeated="1020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140" calcext:value-type="float">
            <text:p>2140</text:p>
          </table:table-cell>
          <table:table-cell table:style-name="ce2" table:formula="of:=[.B3]/([.A3]*[.A3])" office:value-type="float" office:value="0.000535" calcext:value-type="float">
            <text:p>0,000535</text:p>
          </table:table-cell>
          <table:table-cell table:style-name="ce4" table:formula="of:=[.A3]*[.A3] * [.C$13]" office:value-type="float" office:value="1969.7246797682" calcext:value-type="float">
            <text:p>1969,7246797682</text:p>
          </table:table-cell>
          <table:table-cell table:number-columns-repeated="1020"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3250" calcext:value-type="float">
            <text:p>3250</text:p>
          </table:table-cell>
          <table:table-cell table:style-name="ce2" table:formula="of:=[.B4]/([.A4]*[.A4])" office:value-type="float" office:value="0.000361111111111111" calcext:value-type="float">
            <text:p>0,000361111111111111</text:p>
          </table:table-cell>
          <table:table-cell table:style-name="ce4" table:formula="of:=[.A4]*[.A4] * [.C$13]" office:value-type="float" office:value="4431.88052947846" calcext:value-type="float">
            <text:p>4431,88052947846</text:p>
          </table:table-cell>
          <table:table-cell table:number-columns-repeated="1020"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683" calcext:value-type="float">
            <text:p>5683</text:p>
          </table:table-cell>
          <table:table-cell table:style-name="ce2" table:formula="of:=[.B5]/([.A5]*[.A5])" office:value-type="float" office:value="0.0003551875" calcext:value-type="float">
            <text:p>0,0003551875</text:p>
          </table:table-cell>
          <table:table-cell table:style-name="ce4" table:formula="of:=[.A5]*[.A5] * [.C$13]" office:value-type="float" office:value="7878.89871907281" calcext:value-type="float">
            <text:p>7878,89871907281</text:p>
          </table:table-cell>
          <table:table-cell table:number-columns-repeated="1020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8833" calcext:value-type="float">
            <text:p>8833</text:p>
          </table:table-cell>
          <table:table-cell table:style-name="ce2" table:formula="of:=[.B6]/([.A6]*[.A6])" office:value-type="float" office:value="0.00035332" calcext:value-type="float">
            <text:p>0,00035332</text:p>
          </table:table-cell>
          <table:table-cell table:style-name="ce4" table:formula="of:=[.A6]*[.A6] * [.C$13]" office:value-type="float" office:value="12310.7792485513" calcext:value-type="float">
            <text:p>12310,7792485513</text:p>
          </table:table-cell>
          <table:table-cell table:number-columns-repeated="1020"/>
        </table:table-row>
        <table:table-row table:style-name="ro1"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12681" calcext:value-type="float">
            <text:p>12681</text:p>
          </table:table-cell>
          <table:table-cell table:style-name="ce2" table:formula="of:=[.B7]/([.A7]*[.A7])" office:value-type="float" office:value="0.00035225" calcext:value-type="float">
            <text:p>0,00035225</text:p>
          </table:table-cell>
          <table:table-cell table:style-name="ce4" table:formula="of:=[.A7]*[.A7] * [.C$13]" office:value-type="float" office:value="17727.5221179138" calcext:value-type="float">
            <text:p>17727,5221179138</text:p>
          </table:table-cell>
          <table:table-cell table:number-columns-repeated="1020"/>
        </table:table-row>
        <table:table-row table:style-name="ro1"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17373" calcext:value-type="float">
            <text:p>17373</text:p>
          </table:table-cell>
          <table:table-cell table:style-name="ce2" table:formula="of:=[.B8]/([.A8]*[.A8])" office:value-type="float" office:value="0.000354551020408163" calcext:value-type="float">
            <text:p>0,000354551020408163</text:p>
          </table:table-cell>
          <table:table-cell table:style-name="ce4" table:formula="of:=[.A8]*[.A8] * [.C$13]" office:value-type="float" office:value="24129.1273271605" calcext:value-type="float">
            <text:p>24129,1273271605</text:p>
          </table:table-cell>
          <table:table-cell table:number-columns-repeated="1020"/>
        </table:table-row>
        <table:table-row table:style-name="ro1"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23052" calcext:value-type="float">
            <text:p>23052</text:p>
          </table:table-cell>
          <table:table-cell table:style-name="ce2" table:formula="of:=[.B9]/([.A9]*[.A9])" office:value-type="float" office:value="0.0003601875" calcext:value-type="float">
            <text:p>0,0003601875</text:p>
          </table:table-cell>
          <table:table-cell table:style-name="ce4" table:formula="of:=[.A9]*[.A9] * [.C$13]" office:value-type="float" office:value="31515.5948762913" calcext:value-type="float">
            <text:p>31515,5948762913</text:p>
          </table:table-cell>
          <table:table-cell table:number-columns-repeated="1020"/>
        </table:table-row>
        <table:table-row table:style-name="ro1"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28288" calcext:value-type="float">
            <text:p>28288</text:p>
          </table:table-cell>
          <table:table-cell table:style-name="ce2" table:formula="of:=[.B10]/([.A10]*[.A10])" office:value-type="float" office:value="0.000349234567901235" calcext:value-type="float">
            <text:p>0,000349234567901235</text:p>
          </table:table-cell>
          <table:table-cell table:style-name="ce4" table:formula="of:=[.A10]*[.A10] * [.C$13]" office:value-type="float" office:value="39886.9247653061" calcext:value-type="float">
            <text:p>39886,9247653061</text:p>
          </table:table-cell>
          <table:table-cell table:number-columns-repeated="1020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4847" calcext:value-type="float">
            <text:p>34847</text:p>
          </table:table-cell>
          <table:table-cell table:style-name="ce2" table:formula="of:=[.B11]/([.A11]*[.A11])" office:value-type="float" office:value="0.00034847" calcext:value-type="float">
            <text:p>0,00034847</text:p>
          </table:table-cell>
          <table:table-cell table:style-name="ce4" table:formula="of:=[.A11]*[.A11] * [.C$13]" office:value-type="float" office:value="49243.1169942051" calcext:value-type="float">
            <text:p>49243,116994205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K promedio:</text:p>
          </table:table-cell>
          <table:table-cell table:style-name="ce2" table:formula="of:=AVERAGE([.C2:.C12])" office:value-type="float" office:value="0.000492431169942051" calcext:value-type="float">
            <text:p>0,000492431169942051</text:p>
          </table:table-cell>
          <table:table-cell table:number-columns-repeated="1021"/>
        </table:table-row>
        <table:table-row table:style-name="ro1" table:number-rows-repeated="98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6">
      <number:minutes number:style="long"/>
      <number:text>:</number:text>
      <number:seconds number:style="long" number:decimal-places="1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4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Burbuja" style:display-name="PageStyle_Burbuj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08T16:12:02.867870281</dc:date>
    <meta:editing-duration>PT5M21S</meta:editing-duration>
    <meta:editing-cycles>1</meta:editing-cycles>
    <meta:document-statistic meta:table-count="1" meta:cell-count="4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use-zero"/>
    </style:style>
    <style:style style:name="ch3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graphic-properties svg:stroke-width="0.018cm" svg:stroke-color="#b7b7b7"/>
    </style:style>
    <style:style style:name="ch5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004586" draw:fill-color="#004586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420e" draw:fill-color="#ff420e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637cm" svg:height="8.969cm" xlink:href=".." xlink:type="simple" chart:class="chart:scatter" chart:style-name="ch1">
        <chart:plot-area chart:style-name="ch2" table:cell-range-address="Burbuja.A2:Burbuja.B11 Burbuja.D2:Burbuja.D11" svg:x="1.384cm" svg:y="0.378cm" svg:width="9.266cm" svg:height="7.757cm">
          <chart:coordinate-region svg:x="2.561cm" svg:y="0.577cm" svg:width="7.624cm" svg:height="6.91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Burbuja.B2:Burbuja.B11" chart:class="chart:scatter">
            <chart:domain table:cell-range-address="Burbuja.A2:Burbuja.A11"/>
            <chart:data-point chart:repeated="10"/>
          </chart:series>
          <chart:series chart:style-name="ch6" chart:values-cell-range-address="Burbuja.D2:Burbuja.D11" chart:class="chart:scatte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Burbuja.A2:Burbuja.A11</svg:desc>
                </draw:g>
              </table:table-cell>
              <table:table-cell office:value-type="float" office:value="1555">
                <text:p>1555</text:p>
                <draw:g>
                  <svg:desc>Burbuja.B2:Burbuja.B11</svg:desc>
                </draw:g>
              </table:table-cell>
              <table:table-cell office:value-type="float" office:value="492.431169942051">
                <text:p>492.431169942051</text:p>
                <draw:g>
                  <svg:desc>Burbuja.D2:Burbuja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140">
                <text:p>2140</text:p>
              </table:table-cell>
              <table:table-cell office:value-type="float" office:value="1969.7246797682">
                <text:p>1969.7246797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3250">
                <text:p>3250</text:p>
              </table:table-cell>
              <table:table-cell office:value-type="float" office:value="4431.88052947846">
                <text:p>4431.880529478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5683">
                <text:p>5683</text:p>
              </table:table-cell>
              <table:table-cell office:value-type="float" office:value="7878.89871907281">
                <text:p>7878.898719072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8833">
                <text:p>8833</text:p>
              </table:table-cell>
              <table:table-cell office:value-type="float" office:value="12310.7792485513">
                <text:p>12310.77924855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12681">
                <text:p>12681</text:p>
              </table:table-cell>
              <table:table-cell office:value-type="float" office:value="17727.5221179138">
                <text:p>17727.5221179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17373">
                <text:p>17373</text:p>
              </table:table-cell>
              <table:table-cell office:value-type="float" office:value="24129.1273271605">
                <text:p>24129.1273271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23052">
                <text:p>23052</text:p>
              </table:table-cell>
              <table:table-cell office:value-type="float" office:value="31515.5948762913">
                <text:p>31515.59487629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28288">
                <text:p>28288</text:p>
              </table:table-cell>
              <table:table-cell office:value-type="float" office:value="39886.9247653061">
                <text:p>39886.92476530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34847">
                <text:p>34847</text:p>
              </table:table-cell>
              <table:table-cell office:value-type="float" office:value="49243.1169942051">
                <text:p>49243.11699420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